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f2b9" officeooo:paragraph-rsid="0006f2b9"/>
    </style:style>
    <style:style style:name="P2" style:family="paragraph" style:parent-style-name="Standard">
      <style:paragraph-properties fo:text-align="start" style:justify-single-word="false"/>
      <style:text-properties officeooo:rsid="000a5232" officeooo:paragraph-rsid="000a5232"/>
    </style:style>
    <style:style style:name="P3" style:family="paragraph" style:parent-style-name="Standard">
      <style:paragraph-properties fo:text-align="start" style:justify-single-word="false"/>
      <style:text-properties officeooo:rsid="0010b999" officeooo:paragraph-rsid="0010b999"/>
    </style:style>
    <style:style style:name="P4" style:family="paragraph" style:parent-style-name="Standard">
      <style:paragraph-properties fo:text-align="start" style:justify-single-word="false"/>
      <style:text-properties officeooo:rsid="00117fc3" officeooo:paragraph-rsid="00117fc3"/>
    </style:style>
    <style:style style:name="P5" style:family="paragraph" style:parent-style-name="Standard">
      <style:paragraph-properties fo:text-align="start" style:justify-single-word="false"/>
      <style:text-properties officeooo:rsid="00130553" officeooo:paragraph-rsid="00130553"/>
    </style:style>
    <style:style style:name="P6" style:family="paragraph" style:parent-style-name="Standard" style:list-style-name="L1">
      <style:text-properties officeooo:rsid="00094a0f" officeooo:paragraph-rsid="00094a0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94a0f" officeooo:paragraph-rsid="00094a0f"/>
    </style:style>
    <style:style style:name="P8" style:family="paragraph" style:parent-style-name="Standard" style:list-style-name="L1">
      <style:text-properties officeooo:rsid="000a5232" officeooo:paragraph-rsid="000a5232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a5232" officeooo:paragraph-rsid="000a5232"/>
    </style:style>
    <style:style style:name="P10" style:family="paragraph" style:parent-style-name="Standard">
      <style:text-properties officeooo:rsid="0006f2b9" officeooo:paragraph-rsid="0006f2b9"/>
    </style:style>
    <style:style style:name="P11" style:family="paragraph" style:parent-style-name="Standard">
      <style:text-properties officeooo:rsid="0006f2b9" officeooo:paragraph-rsid="00184545"/>
    </style:style>
    <style:style style:name="P12" style:family="paragraph" style:parent-style-name="Standard">
      <style:text-properties officeooo:rsid="00184545" officeooo:paragraph-rsid="00184545"/>
    </style:style>
    <style:style style:name="P1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15" style:family="paragraph" style:parent-style-name="Standard">
      <style:paragraph-properties fo:text-align="start" style:justify-single-word="false"/>
      <style:text-properties fo:color="#6a9955" style:font-name="Droid Sans Mono" fo:font-size="10.5pt" fo:font-weight="normal" officeooo:rsid="000a5232" officeooo:paragraph-rsid="000a5232" fo:background-color="#1e1e1e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18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officeooo:rsid="000a5232"/>
    </style:style>
    <style:style style:name="T2" style:family="text">
      <style:text-properties officeooo:rsid="00117fc3"/>
    </style:style>
    <style:style style:name="T3" style:family="text">
      <style:text-properties officeooo:rsid="00130553"/>
    </style:style>
    <style:style style:name="T4" style:family="text">
      <style:text-properties officeooo:rsid="00184545"/>
    </style:style>
    <style:style style:name="T5" style:family="text">
      <style:text-properties fo:color="#c586c0"/>
    </style:style>
    <style:style style:name="T6" style:family="text">
      <style:text-properties fo:color="#9cdcfe"/>
    </style:style>
    <style:style style:name="T7" style:family="text">
      <style:text-properties fo:color="#569cd6"/>
    </style:style>
    <style:style style:name="T8" style:family="text">
      <style:text-properties fo:color="#4ec9b0"/>
    </style:style>
    <style:style style:name="T9" style:family="text">
      <style:text-properties fo:color="#ce9178"/>
    </style:style>
    <style:style style:name="T10" style:family="text">
      <style:text-properties fo:color="#b5cea8"/>
    </style:style>
    <style:style style:name="T11" style:family="text">
      <style:text-properties fo:color="#dcdc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 Rozjebalam moja inzynierke:</text:p>
      <text:p text:style-name="P1">1. blokady</text:p>
      <text:p text:style-name="P1">- backend – odebrac zapytanie</text:p>
      <text:p text:style-name="P1">- backend- zwrocic dane dla konkretnego usera</text:p>
      <text:p text:style-name="P1">- frontend – podpiac dane do wykresow, tabelek</text:p>
      <text:p text:style-name="P1">- back -ront : dodwanie kategori, danych, usuwanie</text:p>
      <text:p text:style-name="P11">- <text:span text:style-name="T4">potrzebuje jeszcze panelu: [wykres, SAVINGS, -- goal , monthly],</text:span></text:p>
      <text:p text:style-name="P11"><text:span text:style-name="T4">[ amount to achive big goal np. 20 tysi auto, ile mi jeszcze brakuje do niego --- bar/line]</text:span></text:p>
      <text:p text:style-name="P12">[templatka add big goal, chose cantegory, chose amount, -- progres proent BAR, [delted]]</text:p>
      <text:p text:style-name="P1"/>
      <text:p text:style-name="P1">2. Co jest mile widziane</text:p>
      <text:p text:style-name="P1">- panel uzytkownika, zmian hasla, emila , kolorow dla kategori</text:p>
      <text:p text:style-name="P1">- dialog modal – czy na pewno chcesz usunac</text:p>
      <text:p text:style-name="P1"/>
      <text:p text:style-name="P1">3. Praca dyplomowa</text:p>
      <text:p text:style-name="P1"/>
      <text:p text:style-name="P1">Spis tresci</text:p>
      <text:p text:style-name="P1"/>
      <text:list xml:id="list3385023011" text:style-name="L1">
        <text:list-item>
          <text:p text:style-name="P6">Wstep<text:tab/></text:p>
          <text:list>
            <text:list-item>
              <text:p text:style-name="P7">opis problemu </text:p>
              <text:list>
                <text:list-header>
                  <text:p text:style-name="P7">wstep historia inspiracja <text:s/></text:p>
                </text:list-header>
              </text:list>
            </text:list-item>
            <text:list-item>
              <text:p text:style-name="P7">cel pracy : wyponanie prostej aplikacji internetowe </text:p>
            </text:list-item>
          </text:list>
        </text:list-item>
        <text:list-item>
          <text:p text:style-name="P6">Sposoby oszczedzania pieniedzy</text:p>
        </text:list-item>
        <text:list-item>
          <text:p text:style-name="P6">Aplikacja webowa </text:p>
          <text:list>
            <text:list-item>
              <text:p text:style-name="P8">wymagania funkcjonalne, co ma by zrobione </text:p>
            </text:list-item>
            <text:list-item>
              <text:p text:style-name="P8">wykozystane technologie </text:p>
            </text:list-item>
            <text:list-item>
              <text:p text:style-name="P8">architektura aplikacji</text:p>
              <text:list>
                <text:list-item>
                  <text:p text:style-name="P8">diagram bazy danych </text:p>
                </text:list-item>
                <text:list-item>
                  <text:p text:style-name="P8">komunikacja frontent serwer</text:p>
                </text:list-item>
                <text:list-item>
                  <text:p text:style-name="P8">prezentacja danych, widoki uzytkownika </text:p>
                </text:list-item>
              </text:list>
            </text:list-item>
            <text:list-item>
              <text:p text:style-name="P8">testy aplikacji – opis <text:s/>PO NAPISANIU APLI </text:p>
            </text:list-item>
          </text:list>
        </text:list-item>
        <text:list-item>
          <text:p text:style-name="P6">Testy funkcjonalne <text:span text:style-name="T1">NA KONIEC</text:span></text:p>
        </text:list-item>
        <text:list-item>
          <text:p text:style-name="P6">Podsumowanie </text:p>
          <text:list>
            <text:list-item>
              <text:p text:style-name="P9">co zosto zrobione, czy cel pracy jest speniony : NA KONIEC</text:p>
            </text:list-item>
            <text:list-item>
              <text:p text:style-name="P9">dalsze plany rozwoju aplikacji : TO DO</text:p>
            </text:list-item>
          </text:list>
        </text:list-item>
        <text:list-item>
          <text:p text:style-name="P8">Dodatki </text:p>
          <text:list>
            <text:list-item>
              <text:p text:style-name="P8">Bibliografia : <text:tab/>ROBISZ W MIARE PISANIA </text:p>
            </text:list-item>
            <text:list-item>
              <text:p text:style-name="P9">Instrukcja obsugi aplikacji : PO POWSTANIU APLIKACJI</text:p>
            </text:list-item>
          </text:list>
        </text:list-item>
      </text:list>
      <text:p text:style-name="P15"># -*- coding: utf-8 -*-</text:p>
      <text:p text:style-name="P13"><text:span text:style-name="T5">from</text:span> <text:span text:style-name="T6">__future__</text:span> <text:span text:style-name="T5">import</text:span> unicode_literals</text:p>
      <text:p text:style-name="P13"><text:span text:style-name="T5">from</text:span> django.db <text:span text:style-name="T5">import</text:span> models</text:p>
      <text:p text:style-name="P18"/>
      <text:p text:style-name="P13"><text:span text:style-name="T5">import</text:span> uuid </text:p>
      <text:p text:style-name="P16"/>
      <text:p text:style-name="P14"># Create your models here.</text:p>
      <text:p text:style-name="P13"><text:span text:style-name="T7">class</text:span> <text:span text:style-name="T8">UserDetails</text:span>(<text:span text:style-name="T8">models</text:span>.<text:span text:style-name="T8">Model</text:span>):</text:p>
      <text:p text:style-name="P13">salary = models.DecimalField(<text:span text:style-name="T9">'Salary'</text:span>, <text:span text:style-name="T6">decimal_places</text:span>=<text:span text:style-name="T10">2</text:span>, <text:span text:style-name="T6">max_digits</text:span>=<text:span text:style-name="T10">10</text:span>) </text:p>
      <text:p text:style-name="P16"/>
      <text:p text:style-name="P13"><text:span text:style-name="T7">def</text:span> <text:span text:style-name="T11">__str__</text:span>(<text:span text:style-name="T6">self</text:span>):</text:p>
      <text:p text:style-name="P13"><text:span text:style-name="T5">return</text:span> <text:span text:style-name="T7">f</text:span><text:span text:style-name="T9">'</text:span><text:span text:style-name="T7">{self</text:span>.salary<text:span text:style-name="T7">}</text:span><text:span text:style-name="T9">'</text:span></text:p>
      <text:p text:style-name="P16"/>
      <text:p text:style-name="P13"><text:soft-page-break/><text:span text:style-name="T7">class</text:span> <text:span text:style-name="T8">Category</text:span>(<text:span text:style-name="T8">models</text:span>.<text:span text:style-name="T8">Model</text:span>):</text:p>
      <text:p text:style-name="P13">types = ((<text:span text:style-name="T9">'payements'</text:span>, <text:span text:style-name="T9">'Payments'</text:span>), (<text:span text:style-name="T9">'savings'</text:span>, <text:span text:style-name="T9">'Savings'</text:span>))</text:p>
      <text:p text:style-name="P13">user_id=models.ForeignKey(<text:span text:style-name="T9">'UserDetails'</text:span>, <text:span text:style-name="T6">on_delete</text:span>=models.SET_NULL, <text:span text:style-name="T6">null</text:span>=<text:span text:style-name="T7">True</text:span>)</text:p>
      <text:p text:style-name="P13">description=models.CharField(<text:span text:style-name="T9">'Description'</text:span>,<text:span text:style-name="T6">max_length</text:span>=<text:span text:style-name="T10">100</text:span>)</text:p>
      <text:p text:style-name="P13">limit=models.DecimalField(<text:span text:style-name="T9">'Limit'</text:span>, <text:span text:style-name="T6">decimal_places</text:span>=<text:span text:style-name="T10">2</text:span>, <text:span text:style-name="T6">max_digits</text:span>=<text:span text:style-name="T10">10</text:span>)</text:p>
      <text:p text:style-name="P13">types = models.CharField(<text:span text:style-name="T6">choices</text:span>=types, <text:span text:style-name="T6">max_length</text:span>=<text:span text:style-name="T10">20</text:span>)</text:p>
      <text:p text:style-name="P13">deleted = models.BooleanField(<text:span text:style-name="T6">default</text:span>=<text:span text:style-name="T7">False</text:span>)</text:p>
      <text:p text:style-name="P16"/>
      <text:p text:style-name="P13"><text:span text:style-name="T7">def</text:span> <text:span text:style-name="T11">__str__</text:span>(<text:span text:style-name="T6">self</text:span>):</text:p>
      <text:p text:style-name="P13"><text:span text:style-name="T5">return</text:span> <text:span text:style-name="T7">f</text:span><text:span text:style-name="T9">'</text:span><text:span text:style-name="T7">{self</text:span>.user_id<text:span text:style-name="T7">}</text:span><text:span text:style-name="T9">, </text:span><text:span text:style-name="T7">{self</text:span>.description<text:span text:style-name="T7">}</text:span><text:span text:style-name="T9">, </text:span><text:span text:style-name="T7">{self</text:span>.limit<text:span text:style-name="T7">}</text:span><text:span text:style-name="T9">, </text:span><text:span text:style-name="T7">{self</text:span>.limit<text:span text:style-name="T7">}</text:span><text:span text:style-name="T9">'</text:span></text:p>
      <text:p text:style-name="P13"><text:span text:style-name="T7">class</text:span> <text:span text:style-name="T8">Payment</text:span>(<text:span text:style-name="T8">models</text:span>.<text:span text:style-name="T8">Model</text:span>):</text:p>
      <text:p text:style-name="P14">#nie usuwac kiedy kategoria przestaje istniec</text:p>
      <text:p text:style-name="P13">category = models.ForeignKey(Category, <text:span text:style-name="T6">on_delete</text:span>=models.CASCADE)</text:p>
      <text:p text:style-name="P13">date = models.DateField()</text:p>
      <text:p text:style-name="P13">price = models.DecimalField(<text:span text:style-name="T9">'Price'</text:span>, <text:span text:style-name="T6">decimal_places</text:span>=<text:span text:style-name="T10">2</text:span>, <text:span text:style-name="T6">max_digits</text:span>=<text:span text:style-name="T10">10</text:span>)</text:p>
      <text:p text:style-name="P13">title = models.CharField(<text:span text:style-name="T9">'Title'</text:span>, <text:span text:style-name="T6">max_length</text:span>=<text:span text:style-name="T10">100</text:span>)</text:p>
      <text:p text:style-name="P13"><text:span text:style-name="T7">def</text:span> <text:span text:style-name="T11">__str__</text:span>(<text:span text:style-name="T6">self</text:span>):</text:p>
      <text:p text:style-name="P13"><text:span text:style-name="T5">return</text:span> <text:span text:style-name="T7">f</text:span><text:span text:style-name="T9">'</text:span><text:span text:style-name="T7">{self</text:span>.date<text:span text:style-name="T7">}</text:span><text:span text:style-name="T9">, </text:span><text:span text:style-name="T7">{self</text:span>.price<text:span text:style-name="T7">}</text:span><text:span text:style-name="T9">, </text:span><text:span text:style-name="T7">{self</text:span>.title<text:span text:style-name="T7">}</text:span><text:span text:style-name="T9">'</text:span> </text:p>
      <text:p text:style-name="P16"/>
      <text:p text:style-name="P13"><text:span text:style-name="T7">class</text:span> <text:span text:style-name="T8">MonthDetails</text:span>(<text:span text:style-name="T8">models</text:span>.<text:span text:style-name="T8">Model</text:span>):</text:p>
      <text:p text:style-name="P13">salary_date = models.DateField()</text:p>
      <text:p text:style-name="P13">salary = models.DecimalField(<text:span text:style-name="T6">decimal_places</text:span>=<text:span text:style-name="T10">2</text:span>, <text:span text:style-name="T6">max_digits</text:span>=<text:span text:style-name="T10">10</text:span>)</text:p>
      <text:p text:style-name="P13">user = models.ForeignKey(<text:span text:style-name="T9">'UserDetails'</text:span>, <text:span text:style-name="T6">on_delete</text:span>=models.CASCADE)</text:p>
      <text:p text:style-name="P16"/>
      <text:p text:style-name="P13"><text:span text:style-name="T11">@</text:span><text:span text:style-name="T8">property</text:span></text:p>
      <text:p text:style-name="P13"><text:span text:style-name="T7">def</text:span> <text:span text:style-name="T11">month</text:span>(<text:span text:style-name="T6">self</text:span>):</text:p>
      <text:p text:style-name="P13"><text:span text:style-name="T5">return</text:span> <text:span text:style-name="T7">self</text:span>.salary_date.month</text:p>
      <text:p text:style-name="P16"/>
      <text:p text:style-name="P13"><text:span text:style-name="T7">class</text:span> <text:span text:style-name="T8">SavingGoals</text:span>(<text:span text:style-name="T8">models</text:span>.<text:span text:style-name="T8">Model</text:span>):</text:p>
      <text:p text:style-name="P13">user = models.ForeignKey(<text:span text:style-name="T9">'UserDetails'</text:span>, <text:span text:style-name="T6">on_delete</text:span>=models.CASCADE)</text:p>
      <text:p text:style-name="P13">goal = models.DecimalField(<text:span text:style-name="T6">decimal_places</text:span>=<text:span text:style-name="T10">2</text:span>, <text:span text:style-name="T6">max_digits</text:span>=<text:span text:style-name="T10">10</text:span>)</text:p>
      <text:p text:style-name="P13">category = models.ForeignKey(<text:span text:style-name="T9">'Category'</text:span>, <text:span text:style-name="T6">on_delete</text:span>=models.CASCADE)</text:p>
      <text:p text:style-name="P17"/>
      <text:p text:style-name="P2"/>
      <text:p text:style-name="P2"/>
      <text:p text:style-name="P3">DO promotora: </text:p>
      <text:p text:style-name="P3"/>
      <text:p text:style-name="P3">Pisze do Pana w sprawie pracy inzynierskiej. W zaczniku przesyam plan cze<text:span text:style-name="T2">ci teorertycznej. Prosze <text:s/>odpisa czy jest on ok. <text:s/></text:span></text:p>
      <text:p text:style-name="P4"/>
      <text:p text:style-name="P4">Aplikacja ktora pisze to budzet domowy. W kolejnym zalaczniku opis i cel pracy. <text:span text:style-name="T3">Prosiabym o zatwierdzenie ze ok. </text:span></text:p>
      <text:p text:style-name="P3"/>
      <text:p text:style-name="P3"><text:span text:style-name="T3">Zalezy mi zeby spotkac sie z Panem w pierwszym tygodniach stycznia. Prosze zaproponowac jakas date</text:span> ? Co powinnam miec <text:span text:style-name="T3">na konsultacje juz gotowe </text:span><text:s/>? </text:p>
      <text:p text:style-name="P3"/>
      <text:p text:style-name="P5">Pozdrawiam</text:p>
      <text:p text:style-name="P5">Liczne na szybko odpowiedz zycze spokojnyc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6:55:08.557063543</meta:creation-date>
    <dc:date>2018-12-23T17:16:02.409535841</dc:date>
    <meta:editing-duration>PT2H7M45S</meta:editing-duration>
    <meta:editing-cycles>7</meta:editing-cycles>
    <meta:generator>LibreOffice/5.4.7.2$Linux_X86_64 LibreOffice_project/40$Build-2</meta:generator>
    <meta:document-statistic meta:table-count="0" meta:image-count="0" meta:object-count="0" meta:page-count="2" meta:paragraph-count="77" meta:word-count="393" meta:character-count="3269" meta:non-whitespace-character-count="2942"/>
  </office:meta>
</office:document-meta>
</file>